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wfa_5f_girls_5f_0_20_to_20_13_20_weeks_5f_zsco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fa_girls_0 to 13 weeks_zsco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SD3neg</text:p>
          </table:table-cell>
          <table:table-cell office:value-type="string">
            <text:p>SD2neg</text:p>
          </table:table-cell>
          <table:table-cell office:value-type="string">
            <text:p>SD1neg</text:p>
          </table:table-cell>
          <table:table-cell office:value-type="string">
            <text:p>SD0</text:p>
          </table:table-cell>
          <table:table-cell office:value-type="string">
            <text:p>SD1</text:p>
          </table:table-cell>
          <table:table-cell office:value-type="string">
            <text:p>SD2</text:p>
          </table:table-cell>
          <table:table-cell office:value-type="string">
            <text:p>SD3</text:p>
          </table:table-cell>
          <table:table-cell office:value-type="string">
            <text:p>Jennifer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09">
            <text:p>0.3809</text:p>
          </table:table-cell>
          <table:table-cell office:value-type="float" office:value="3.2322">
            <text:p>3.2322</text:p>
          </table:table-cell>
          <table:table-cell office:value-type="float" office:value="0.14171">
            <text:p>0.14171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3.486">
            <text:p>3.486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671">
            <text:p>0.2671</text:p>
          </table:table-cell>
          <table:table-cell office:value-type="float" office:value="3.3388">
            <text:p>3.3388</text:p>
          </table:table-cell>
          <table:table-cell office:value-type="float" office:value="0.146">
            <text:p>0.146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3.9">
            <text:p>3.9</text:p>
          </table:table-cell>
          <table:table-cell office:value-type="float" office:value="4.4">
            <text:p>4.4</text:p>
          </table:table-cell>
          <table:table-cell office:value-type="float" office:value="5.1">
            <text:p>5.1</text:p>
          </table:table-cell>
          <table:table-cell office:value-type="float" office:value="3.6">
            <text:p>3.6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304">
            <text:p>0.2304</text:p>
          </table:table-cell>
          <table:table-cell office:value-type="float" office:value="3.5693">
            <text:p>3.5693</text:p>
          </table:table-cell>
          <table:table-cell office:value-type="float" office:value="0.14339">
            <text:p>0.14339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  <table:table-cell office:value-type="float" office:value="3.75">
            <text:p>3.75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024">
            <text:p>0.2024</text:p>
          </table:table-cell>
          <table:table-cell office:value-type="float" office:value="3.8352">
            <text:p>3.8352</text:p>
          </table:table-cell>
          <table:table-cell office:value-type="float" office:value="0.1406">
            <text:p>0.1406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.7">
            <text:p>5.7</text:p>
          </table:table-cell>
          <table:table-cell office:value-type="float" office:value="4.2">
            <text:p>4.2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789">
            <text:p>0.1789</text:p>
          </table:table-cell>
          <table:table-cell office:value-type="float" office:value="4.0987">
            <text:p>4.0987</text:p>
          </table:table-cell>
          <table:table-cell office:value-type="float" office:value="0.13805">
            <text:p>0.13805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  <table:table-cell office:value-type="float" office:value="6.1">
            <text:p>6.1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82">
            <text:p>0.1582</text:p>
          </table:table-cell>
          <table:table-cell office:value-type="float" office:value="4.3476">
            <text:p>4.3476</text:p>
          </table:table-cell>
          <table:table-cell office:value-type="float" office:value="0.13583">
            <text:p>0.13583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5">
            <text:p>5</text:p>
          </table:table-cell>
          <table:table-cell office:value-type="float" office:value="5.7">
            <text:p>5.7</text:p>
          </table:table-cell>
          <table:table-cell office:value-type="float" office:value="6.5">
            <text:p>6.5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395">
            <text:p>0.1395</text:p>
          </table:table-cell>
          <table:table-cell office:value-type="float" office:value="4.5793">
            <text:p>4.5793</text:p>
          </table:table-cell>
          <table:table-cell office:value-type="float" office:value="0.13392">
            <text:p>0.1339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224">
            <text:p>0.1224</text:p>
          </table:table-cell>
          <table:table-cell office:value-type="float" office:value="4.795">
            <text:p>4.795</text:p>
          </table:table-cell>
          <table:table-cell office:value-type="float" office:value="0.13228">
            <text:p>0.13228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5.5">
            <text:p>5.5</text:p>
          </table:table-cell>
          <table:table-cell office:value-type="float" office:value="6.2">
            <text:p>6.2</text:p>
          </table:table-cell>
          <table:table-cell office:value-type="float" office:value="7.1">
            <text:p>7.1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65">
            <text:p>0.1065</text:p>
          </table:table-cell>
          <table:table-cell office:value-type="float" office:value="4.9959">
            <text:p>4.9959</text:p>
          </table:table-cell>
          <table:table-cell office:value-type="float" office:value="0.13087">
            <text:p>0.13087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.7">
            <text:p>5.7</text:p>
          </table:table-cell>
          <table:table-cell office:value-type="float" office:value="6.5">
            <text:p>6.5</text:p>
          </table:table-cell>
          <table:table-cell office:value-type="float" office:value="7.3">
            <text:p>7.3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18">
            <text:p>0.0918</text:p>
          </table:table-cell>
          <table:table-cell office:value-type="float" office:value="5.1842">
            <text:p>5.1842</text:p>
          </table:table-cell>
          <table:table-cell office:value-type="float" office:value="0.12966">
            <text:p>0.12966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5.9">
            <text:p>5.9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79">
            <text:p>0.0779</text:p>
          </table:table-cell>
          <table:table-cell office:value-type="float" office:value="5.3618">
            <text:p>5.3618</text:p>
          </table:table-cell>
          <table:table-cell office:value-type="float" office:value="0.12861">
            <text:p>0.12861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4.7">
            <text:p>4.7</text:p>
          </table:table-cell>
          <table:table-cell office:value-type="float" office:value="5.4">
            <text:p>5.4</text:p>
          </table:table-cell>
          <table:table-cell office:value-type="float" office:value="6.1">
            <text:p>6.1</text:p>
          </table:table-cell>
          <table:table-cell office:value-type="float" office:value="6.9">
            <text:p>6.9</text:p>
          </table:table-cell>
          <table:table-cell office:value-type="float" office:value="7.8">
            <text:p>7.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648">
            <text:p>0.0648</text:p>
          </table:table-cell>
          <table:table-cell office:value-type="float" office:value="5.5295">
            <text:p>5.5295</text:p>
          </table:table-cell>
          <table:table-cell office:value-type="float" office:value="0.1277">
            <text:p>0.1277</text:p>
          </table:table-cell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office:value-type="float" office:value="5.5">
            <text:p>5.5</text:p>
          </table:table-cell>
          <table:table-cell office:value-type="float" office:value="6.3">
            <text:p>6.3</text:p>
          </table:table-cell>
          <table:table-cell office:value-type="float" office:value="7.1">
            <text:p>7.1</text:p>
          </table:table-cell>
          <table:table-cell office:value-type="float" office:value="8.1">
            <text:p>8.1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25">
            <text:p>0.0525</text:p>
          </table:table-cell>
          <table:table-cell office:value-type="float" office:value="5.6883">
            <text:p>5.6883</text:p>
          </table:table-cell>
          <table:table-cell office:value-type="float" office:value="0.12691">
            <text:p>0.12691</text:p>
          </table:table-cell>
          <table:table-cell office:value-type="float" office:value="3.9">
            <text:p>3.9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.7">
            <text:p>5.7</text:p>
          </table:table-cell>
          <table:table-cell office:value-type="float" office:value="6.5">
            <text:p>6.5</text:p>
          </table:table-cell>
          <table:table-cell office:value-type="float" office:value="7.3">
            <text:p>7.3</text:p>
          </table:table-cell>
          <table:table-cell office:value-type="float" office:value="8.3">
            <text:p>8.3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407">
            <text:p>0.0407</text:p>
          </table:table-cell>
          <table:table-cell office:value-type="float" office:value="5.8393">
            <text:p>5.8393</text:p>
          </table:table-cell>
          <table:table-cell office:value-type="float" office:value="0.12622">
            <text:p>0.1262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5.8">
            <text:p>5.8</text:p>
          </table:table-cell>
          <table:table-cell office:value-type="float" office:value="6.6">
            <text:p>6.6</text:p>
          </table:table-cell>
          <table:table-cell office:value-type="float" office:value="7.5">
            <text:p>7.5</text:p>
          </table:table-cell>
          <table:table-cell office:value-type="float" office:value="8.5">
            <text:p>8.5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12/31/2021</text:date>, <text:time>09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fa_5f_girls_5f_0_20_to_20_13_20_weeks_5f_zscores" style:display-name="PageStyle_wfa_girls_0 to 13 weeks_z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31T09:20:01.99</dc:date>
    <dc:creator>Patrick Carlberg</dc:creator>
    <meta:generator>OpenOffice/4.1.10$Win32 OpenOffice.org_project/4110m2$Build-9807</meta:generator>
    <meta:editing-duration>PT1M8S</meta:editing-duration>
    <meta:editing-cycles>2</meta:editing-cycles>
    <meta:document-statistic meta:table-count="1" meta:cell-count="170" meta:object-count="0"/>
  </office:meta>
</office:document-meta>
</file>